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6.23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6.616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Rec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Total $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H5]*[.I5]" office:value-type="float" office:value="22.68" calcext:value-type="float">
            <text:p>22.6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,C2,C3,C4,C5,C6,C7,C8,C9,C10,C11,C12,C13,C14,C16</text:p>
          </table:table-cell>
          <table:table-cell office:value-type="string" calcext:value-type="string">
            <text:p><text:a xlink:href="https://www.digikey.com.au/en/products/detail/yageo/CC0805KRX7R9BB104/302874" xlink:type="simple">0.1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2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table:formula="of:=[.S5]*[.R5]" office:value-type="float" office:value="2.4" calcext:value-type="float">
            <text:p>2.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6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H6]*[.I6]" office:value-type="float" office:value="8.59" calcext:value-type="float">
            <text:p>8.5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5</text:p>
          </table:table-cell>
          <table:table-cell office:value-type="string" calcext:value-type="string">
            <text:p><text:a xlink:href="https://www.digikey.com.au/en/products/detail/samsung-electro-mechanics/CL21A475KAQNNNE/3886902" xlink:type="simple">4.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6]*[.R6]" office:value-type="float" office:value="0.16" calcext:value-type="float">
            <text:p>0.1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H7]*[.I7]" office:value-type="float" office:value="7.1" calcext:value-type="float">
            <text:p>7.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7</text:p>
          </table:table-cell>
          <table:table-cell office:value-type="string" calcext:value-type="string">
            <text:p><text:a xlink:href="https://www.digikey.com.au/en/products/detail/murata-electronics/GRM21BR71H474KA88L/702592" xlink:type="simple">0.4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S7]*[.R7]" office:value-type="float" office:value="0.36" calcext:value-type="float">
            <text:p>0.3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H8]*[.I8]" office:value-type="float" office:value="1.4" calcext:value-type="float">
            <text:p>1.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C18,C19</text:p>
          </table:table-cell>
          <table:table-cell office:value-type="string" calcext:value-type="string">
            <text:p><text:a xlink:href="https://www.digikey.com.au/en/products/detail/samsung-electro-mechanics/CL21C100CBANNNC/3888219" xlink:type="simple">10p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formula="of:=[.S8]*[.R8]" office:value-type="float" office:value="0.32" calcext:value-type="float">
            <text:p>0.3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6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H9]*[.I9]" office:value-type="float" office:value="1.14" calcext:value-type="float">
            <text:p>1.1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</text:p>
          </table:table-cell>
          <table:table-cell office:value-type="string" calcext:value-type="string">
            <text:p><text:a xlink:href="https://www.digikey.com.au/en/products/detail/yageo/RC0805FR-0710KL/727535" xlink:type="simple">1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S9]*[.R9]" office:value-type="float" office:value="0.16" calcext:value-type="float">
            <text:p>0.1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6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H10]*[.I10]" office:value-type="float" office:value="1.02" calcext:value-type="float">
            <text:p>1.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2,R3,R4,R5,R6,R7,R8,R9,R10</text:p>
          </table:table-cell>
          <table:table-cell office:value-type="string" calcext:value-type="string">
            <text:p><text:a xlink:href="https://www.digikey.com.au/en/products/detail/yageo/RC0805FR-0760R4L/728073" xlink:type="simple">60Ω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[.S10]*[.R10]" office:value-type="float" office:value="1.44" calcext:value-type="float">
            <text:p>1.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1]*[.I11]"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1,R12,R13</text:p>
          </table:table-cell>
          <table:table-cell office:value-type="string" calcext:value-type="string">
            <text:p><text:a xlink:href="https://www.digikey.com.au/en/products/detail/vishay-beyschlag-draloric-bc-components/MCU08050D5002BP100/8125783" xlink:type="simple">5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4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table:formula="of:=[.S11]*[.R11]" office:value-type="float" office:value="3.99" calcext:value-type="float">
            <text:p>3.9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6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H12]*[.I12]" office:value-type="float" office:value="1.04" calcext:value-type="float">
            <text:p>1.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R14</text:p>
          </table:table-cell>
          <table:table-cell office:value-type="string" calcext:value-type="string">
            <text:p><text:a xlink:href="https://www.digikey.com.au/en/products/detail/yageo/RC0805FR-0730RL/727842" xlink:type="simple">30R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S12]*[.R12]" office:value-type="float" office:value="0.28" calcext:value-type="float">
            <text:p>0.2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table:style-name="ce2" office:value-type="float" office:value="2067640100" calcext:value-type="float">
            <text:p>2067640100</text:p>
          </table:table-cell>
          <table:table-cell table:number-columns-repeated="2"/>
          <table:table-cell table:style-name="ce6"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H13]*[.I13]" office:value-type="float" office:value="6.85" calcext:value-type="float">
            <text:p>6.85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4]*[.I14]" office:value-type="float" office:value="1.51" calcext:value-type="float">
            <text:p>1.51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LFXTAL026380/1923-LFXTAL026380CT-ND/8634020?curr=usd&amp;utm_campaign=buynow&amp;utm_medium=aggregator&amp;utm_source=octopart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H15]*[.I15]" office:value-type="float" office:value="1.51" calcext:value-type="float">
            <text:p>1.51</text:p>
          </table:table-cell>
          <table:table-cell table:number-columns-repeated="9"/>
          <table:table-cell table:formula="of:=SUM([.T5:.T12])" office:value-type="float" office:value="9.11" calcext:value-type="float">
            <text:p>9.11</text:p>
          </table:table-cell>
        </table:table-row>
        <table:table-row table:style-name="ro1">
          <table:table-cell table:number-columns-repeated="7"/>
          <table:table-cell table:style-name="ce6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H16]*[.I16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H17]*[.I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H19]*[.I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SUM([.J5:.J13])" office:value-type="float" office:value="52.82" calcext:value-type="float">
            <text:p>52.82</text:p>
          </table:table-cell>
          <table:table-cell table:number-columns-repeated="10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6"/>
          <table:table-cell table:formula="of:=8*10^6"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12*10^-12" office:value-type="float" office:value="0.000000000012" calcext:value-type="float">
            <text:p>1.2E-11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1/(2*PI()*[.Q26]*[.Q27])" office:value-type="float" office:value="1657.86399054058" calcext:value-type="float">
            <text:p>1657.863990540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7-07T18:20:09.963148559</dc:date>
    <meta:editing-duration>PT4H7M4S</meta:editing-duration>
    <meta:editing-cycles>22</meta:editing-cycles>
    <meta:document-statistic meta:table-count="1" meta:cell-count="182" meta:object-count="0"/>
  </office:meta>
</office:document-meta>
</file>